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4" style:family="table-cell" style:parent-style-name="Default">
      <style:table-cell-properties fo:border="none"/>
      <style:text-properties fo:font-size="12pt" style:font-size-asian="12pt" style:font-size-complex="12pt"/>
    </style:style>
    <style:style style:name="ce75" style:family="table-cell" style:parent-style-name="Default"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>
      <style:text-properties fo:color="#c9211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0.06pt solid #000000" fo:background-color="#d4ea6b" fo:border-left="0.06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#d4ea6b" fo:border-left="none" fo:border-right="none" fo:border-top="none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ackground-color="#d4ea6b" fo:border-left="0.06pt solid #000000" fo:border-right="none" fo:border-top="none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ackground-color="#d4ea6b" fo:border-left="0.06pt solid #000000" fo:border-right="none" fo:border-top="none"/>
      <style:text-properties fo:color="#c9211e" fo:font-size="12pt" style:font-size-asian="12pt" style:font-size-complex="12pt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fo:background-color="#b3cac7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fo:background-color="#b4c7dc" fo:border-left="none" fo:border-right="none" fo:border-top="none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b3cac7" fo:border="none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b3cac7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0.06pt solid #000000" fo:background-color="#ffffa6" fo:border-left="none" fo:border-right="none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ffff6d" fo:border-left="none" fo:border-right="none" fo:border-top="none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ffffa6" fo:border="none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ffffa6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06pt solid #000000" fo:background-color="#ffb66c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ackground-color="#ffb66c" fo:border-left="none" fo:border-right="none" fo:border-top="none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ffb66c" fo:border-left="none" fo:border-right="0.06pt solid #000000" fo:border-top="none"/>
      <style:text-properties fo:font-size="12pt" style:font-size-asian="12pt" style:font-size-complex="12pt"/>
    </style:style>
    <style:style style:name="ce92" style:family="table-cell" style:parent-style-name="Default" style:data-style-name="N10123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3" style:family="table-cell" style:parent-style-name="Default" style:data-style-name="N10123">
      <style:table-cell-properties fo:border-bottom="0.06pt solid #000000" fo:background-color="#d4ea6b" fo:border-left="0.06pt solid #000000" fo:border-right="none" fo:border-top="none"/>
      <style:text-properties fo:font-size="12pt" style:font-size-asian="12pt" style:font-size-complex="12pt"/>
    </style:style>
    <style:style style:name="ce94" style:family="table-cell" style:parent-style-name="Default" style:data-style-name="N10123">
      <style:table-cell-properties fo:border-bottom="none" fo:background-color="#d4ea6b" fo:border-left="0.06pt solid #000000" fo:border-right="none" fo:border-top="none"/>
      <style:text-properties fo:font-size="12pt" style:font-size-asian="12pt" style:font-size-complex="12pt"/>
    </style:style>
    <style:style style:name="ce95" style:family="table-cell" style:parent-style-name="Default" style:data-style-name="N10123">
      <style:table-cell-properties fo:border-bottom="none" fo:background-color="transparent" fo:border-left="none" fo:border-right="none" fo:border-top="0.06pt solid #000000"/>
      <style:text-properties fo:font-size="12pt" style:font-size-asian="12pt" style:font-size-complex="12pt"/>
    </style:style>
    <style:style style:name="ce96" style:family="table-cell" style:parent-style-name="Default" style:data-style-name="N10123">
      <style:table-cell-properties fo:border-bottom="0.06pt solid #000000" fo:background-color="#b3cac7" fo:border-left="none" fo:border-right="none" fo:border-top="none"/>
      <style:text-properties fo:font-size="12pt" style:font-size-asian="12pt" style:font-size-complex="12pt"/>
    </style:style>
    <style:style style:name="ce97" style:family="table-cell" style:parent-style-name="Default" style:data-style-name="N10123">
      <style:table-cell-properties fo:background-color="#b3cac7" fo:border="none"/>
      <style:text-properties fo:font-size="12pt" style:font-size-asian="12pt" style:font-size-complex="12pt"/>
    </style:style>
    <style:style style:name="ce98" style:family="table-cell" style:parent-style-name="Default" style:data-style-name="N10123">
      <style:table-cell-properties fo:background-color="#b3cac7"/>
      <style:text-properties fo:font-size="12pt" style:font-size-asian="12pt" style:font-size-complex="12pt"/>
    </style:style>
    <style:style style:name="ce99" style:family="table-cell" style:parent-style-name="Default" style:data-style-name="N10123">
      <style:table-cell-properties fo:border-bottom="0.06pt solid #000000" fo:background-color="#ffffa6" fo:border-left="none" fo:border-right="none" fo:border-top="none"/>
      <style:text-properties fo:font-size="12pt" style:font-size-asian="12pt" style:font-size-complex="12pt"/>
    </style:style>
    <style:style style:name="ce100" style:family="table-cell" style:parent-style-name="Default" style:data-style-name="N10123">
      <style:table-cell-properties fo:background-color="#ffffa6" fo:border="none"/>
      <style:text-properties fo:font-size="12pt" style:font-size-asian="12pt" style:font-size-complex="12pt"/>
    </style:style>
    <style:style style:name="ce101" style:family="table-cell" style:parent-style-name="Default" style:data-style-name="N10123">
      <style:table-cell-properties fo:background-color="#ffffa6"/>
      <style:text-properties fo:font-size="12pt" style:font-size-asian="12pt" style:font-size-complex="12pt"/>
    </style:style>
    <style:style style:name="ce102" style:family="table-cell" style:parent-style-name="Default" style:data-style-name="N10123">
      <style:table-cell-properties fo:border-bottom="none" fo:background-color="transparent" fo:border-left="none" fo:border-right="0.06pt solid #000000" fo:border-top="0.06pt solid #000000"/>
      <style:text-properties fo:font-size="12pt" style:font-size-asian="12pt" style:font-size-complex="12pt"/>
    </style:style>
    <style:style style:name="ce103" style:family="table-cell" style:parent-style-name="Default" style:data-style-name="N10123">
      <style:table-cell-properties fo:border-bottom="0.06pt solid #000000" fo:background-color="#ffb66c" fo:border-left="none" fo:border-right="0.06pt solid #000000" fo:border-top="none"/>
      <style:text-properties fo:font-size="12pt" style:font-size-asian="12pt" style:font-size-complex="12pt"/>
    </style:style>
    <style:style style:name="ce104" style:family="table-cell" style:parent-style-name="Default" style:data-style-name="N10123">
      <style:table-cell-properties fo:border-bottom="none" fo:background-color="#ffb66c" fo:border-left="none" fo:border-right="0.06pt solid #000000" fo:border-top="none"/>
      <style:text-properties fo:font-size="12pt" style:font-size-asian="12pt" style:font-size-complex="12pt"/>
    </style:style>
    <style:style style:name="ce105" style:family="table-cell" style:parent-style-name="Default" style:data-style-name="N10123">
      <style:table-cell-properties fo:border-bottom="none" fo:border-left="none" fo:border-right="0.06pt solid #000000" fo:border-top="none"/>
    </style:style>
    <style:style style:name="ce106" style:family="table-cell" style:parent-style-name="Default" style:data-style-name="N10123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107" style:family="table-cell" style:parent-style-name="Default" style:data-style-name="N10123">
      <style:table-cell-properties fo:border-bottom="none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ry2-diff" table:style-name="ta1">
        <table:table-column table:style-name="co1" table:default-cell-style-name="ce75"/>
        <table:table-column table:style-name="co2" table:default-cell-style-name="ce75"/>
        <table:table-column table:style-name="co3" table:number-columns-repeated="2" table:default-cell-style-name="ce75"/>
        <table:table-column table:style-name="co4" table:default-cell-style-name="ce75"/>
        <table:table-column table:style-name="co5" table:default-cell-style-name="ce80"/>
        <table:table-column table:style-name="co5" table:default-cell-style-name="ce85"/>
        <table:table-column table:style-name="co5" table:default-cell-style-name="ce88"/>
        <table:table-column table:style-name="co5" table:default-cell-style-name="ce91"/>
        <table:table-column table:style-name="co5" table:default-cell-style-name="ce80"/>
        <table:table-column table:style-name="co5" table:default-cell-style-name="ce85"/>
        <table:table-column table:style-name="co5" table:default-cell-style-name="ce88"/>
        <table:table-column table:style-name="co5" table:default-cell-style-name="ce91"/>
        <table:table-column table:style-name="co5" table:default-cell-style-name="ce80"/>
        <table:table-column table:style-name="co5" table:default-cell-style-name="ce85"/>
        <table:table-column table:style-name="co5" table:default-cell-style-name="ce88"/>
        <table:table-column table:style-name="co5" table:default-cell-style-name="ce91"/>
        <table:table-column table:style-name="co6" table:default-cell-style-name="ce94"/>
        <table:table-column table:style-name="co6" table:default-cell-style-name="ce98"/>
        <table:table-column table:style-name="co6" table:default-cell-style-name="ce101"/>
        <table:table-column table:style-name="co7" table:default-cell-style-name="ce104"/>
        <table:table-column table:style-name="co6" table:default-cell-style-name="ce94"/>
        <table:table-column table:style-name="co6" table:default-cell-style-name="ce98"/>
        <table:table-column table:style-name="co6" table:default-cell-style-name="ce101"/>
        <table:table-column table:style-name="co6" table:default-cell-style-name="ce104"/>
        <table:table-column table:style-name="co8" table:default-cell-style-name="ce107"/>
        <table:table-column table:style-name="co9" table:number-columns-repeated="998" table:default-cell-style-name="ce75"/>
        <table:table-row table:style-name="ro1">
          <table:table-cell table:style-name="ce1" office:value-type="string" calcext:value-type="string">
            <text:p>y axis</text:p>
          </table:table-cell>
          <table:table-cell table:style-name="ce1" office:value-type="string" calcext:value-type="string">
            <text:p>x axis</text:p>
          </table:table-cell>
          <table:table-cell table:style-name="ce76" office:value-type="string" calcext:value-type="string" table:number-columns-spanned="2" table:number-rows-spanned="1">
            <text:p>fitting time</text:p>
          </table:table-cell>
          <table:covered-table-cell table:style-name="ce1"/>
          <table:table-cell table:style-name="ce1"/>
          <table:table-cell table:style-name="ce78" office:value-type="string" calcext:value-type="string" table:number-columns-spanned="4" table:number-rows-spanned="1">
            <text:p>p0</text:p>
          </table:table-cell>
          <table:covered-table-cell table:number-columns-repeated="2" table:style-name="ce82"/>
          <table:covered-table-cell table:style-name="ce89"/>
          <table:table-cell table:style-name="ce78" office:value-type="string" calcext:value-type="string" table:number-columns-spanned="4" table:number-rows-spanned="1">
            <text:p>lower bound</text:p>
          </table:table-cell>
          <table:covered-table-cell table:number-columns-repeated="2" table:style-name="ce82"/>
          <table:covered-table-cell table:style-name="ce89"/>
          <table:table-cell table:style-name="ce78" office:value-type="string" calcext:value-type="string" table:number-columns-spanned="4" table:number-rows-spanned="1">
            <text:p>upper bound</text:p>
          </table:table-cell>
          <table:covered-table-cell table:number-columns-repeated="2" table:style-name="ce82"/>
          <table:covered-table-cell table:style-name="ce89"/>
          <table:table-cell table:style-name="ce92" office:value-type="string" calcext:value-type="string" table:number-columns-spanned="4" table:number-rows-spanned="1">
            <text:p>popt</text:p>
          </table:table-cell>
          <table:covered-table-cell table:number-columns-repeated="2" table:style-name="ce95"/>
          <table:covered-table-cell table:style-name="ce102"/>
          <table:table-cell table:style-name="ce92" office:value-type="string" calcext:value-type="string" table:number-columns-spanned="4" table:number-rows-spanned="1">
            <text:p>perr</text:p>
          </table:table-cell>
          <table:covered-table-cell table:number-columns-repeated="2" table:style-name="ce95"/>
          <table:covered-table-cell table:style-name="ce102"/>
          <table:table-cell table:style-name="ce105"/>
          <table:table-cell table:number-columns-repeated="998"/>
        </table:table-row>
        <table:table-row table:style-name="ro1">
          <table:table-cell table:style-name="ce73" table:formula="of:=&quot;i&quot;" office:value-type="string" office:string-value="i" calcext:value-type="string">
            <text:p>i</text:p>
          </table:table-cell>
          <table:table-cell table:style-name="ce73" office:value-type="string" calcext:value-type="string">
            <text:p>j</text:p>
          </table:table-cell>
          <table:table-cell table:style-name="ce73" office:value-type="string" calcext:value-type="string">
            <text:p>tmin</text:p>
          </table:table-cell>
          <table:table-cell table:style-name="ce73" office:value-type="string" calcext:value-type="string">
            <text:p>tmax</text:p>
          </table:table-cell>
          <table:table-cell table:style-name="ce73" office:value-type="string" calcext:value-type="string">
            <text:p>comment</text:p>
          </table:table-cell>
          <table:table-cell table:style-name="ce79" office:value-type="string" calcext:value-type="string">
            <text:p>c1</text:p>
          </table:table-cell>
          <table:table-cell table:style-name="ce83" office:value-type="string" calcext:value-type="string">
            <text:p>c2</text:p>
          </table:table-cell>
          <table:table-cell table:style-name="ce86" office:value-type="string" calcext:value-type="string">
            <text:p>freq</text:p>
          </table:table-cell>
          <table:table-cell table:style-name="ce90" office:value-type="string" calcext:value-type="string">
            <text:p>tau2</text:p>
          </table:table-cell>
          <table:table-cell table:style-name="ce79" office:value-type="string" calcext:value-type="string">
            <text:p>c1</text:p>
          </table:table-cell>
          <table:table-cell table:style-name="ce83" office:value-type="string" calcext:value-type="string">
            <text:p>c2</text:p>
          </table:table-cell>
          <table:table-cell table:style-name="ce86" office:value-type="string" calcext:value-type="string">
            <text:p>freq</text:p>
          </table:table-cell>
          <table:table-cell table:style-name="ce90" office:value-type="string" calcext:value-type="string">
            <text:p>tau2</text:p>
          </table:table-cell>
          <table:table-cell table:style-name="ce79" office:value-type="string" calcext:value-type="string">
            <text:p>c1</text:p>
          </table:table-cell>
          <table:table-cell table:style-name="ce83" office:value-type="string" calcext:value-type="string">
            <text:p>c2</text:p>
          </table:table-cell>
          <table:table-cell table:style-name="ce86" office:value-type="string" calcext:value-type="string">
            <text:p>freq</text:p>
          </table:table-cell>
          <table:table-cell table:style-name="ce90" office:value-type="string" calcext:value-type="string">
            <text:p>tau2</text:p>
          </table:table-cell>
          <table:table-cell table:style-name="ce93" office:value-type="string" calcext:value-type="string">
            <text:p>c1</text:p>
          </table:table-cell>
          <table:table-cell table:style-name="ce96" office:value-type="string" calcext:value-type="string">
            <text:p>c2</text:p>
          </table:table-cell>
          <table:table-cell table:style-name="ce99" office:value-type="string" calcext:value-type="string">
            <text:p>freq</text:p>
          </table:table-cell>
          <table:table-cell table:style-name="ce103" office:value-type="string" calcext:value-type="string">
            <text:p>tau2</text:p>
          </table:table-cell>
          <table:table-cell table:style-name="ce93" office:value-type="string" calcext:value-type="string">
            <text:p>c1</text:p>
          </table:table-cell>
          <table:table-cell table:style-name="ce96" office:value-type="string" calcext:value-type="string">
            <text:p>c2</text:p>
          </table:table-cell>
          <table:table-cell table:style-name="ce99" office:value-type="string" calcext:value-type="string">
            <text:p>freq</text:p>
          </table:table-cell>
          <table:table-cell table:style-name="ce103" office:value-type="string" calcext:value-type="string">
            <text:p>tau2</text:p>
          </table:table-cell>
          <table:table-cell table:style-name="ce106" office:value-type="string" calcext:value-type="string">
            <text:p>perr_frac_total</text:p>
          </table:table-cell>
          <table:table-cell table:number-columns-repeated="998"/>
        </table:table-row>
        <table:table-row table:style-name="ro1" table:visibility="collapse">
          <table:table-cell table:style-name="ce73" table:formula="of:=[.A2]" office:value-type="string" office:string-value="i" calcext:value-type="string">
            <text:p>i</text:p>
          </table:table-cell>
          <table:table-cell table:style-name="ce73" table:formula="of:=[.B2]" office:value-type="string" office:string-value="j" calcext:value-type="string">
            <text:p>j</text:p>
          </table:table-cell>
          <table:table-cell table:style-name="ce73" table:formula="of:=[.C2]" office:value-type="string" office:string-value="tmin" calcext:value-type="string">
            <text:p>tmin</text:p>
          </table:table-cell>
          <table:table-cell table:style-name="ce73" table:formula="of:=[.D2]" office:value-type="string" office:string-value="tmax" calcext:value-type="string">
            <text:p>tmax</text:p>
          </table:table-cell>
          <table:table-cell table:style-name="ce73" table:formula="of:=[.E2]" office:value-type="string" office:string-value="comment" calcext:value-type="string">
            <text:p>comment</text:p>
          </table:table-cell>
          <table:table-cell table:style-name="ce9" table:formula="of:=&quot;p0_&quot;&amp;[.F2]" office:value-type="string" office:string-value="p0_c1" calcext:value-type="string">
            <text:p>p0_c1</text:p>
          </table:table-cell>
          <table:table-cell table:style-name="ce14" table:formula="of:=&quot;p0_&quot;&amp;[.G2]" office:value-type="string" office:string-value="p0_c2" calcext:value-type="string">
            <text:p>p0_c2</text:p>
          </table:table-cell>
          <table:table-cell table:style-name="ce18" table:formula="of:=&quot;p0_&quot;&amp;[.H2]" office:value-type="string" office:string-value="p0_freq" calcext:value-type="string">
            <text:p>p0_freq</text:p>
          </table:table-cell>
          <table:table-cell table:style-name="ce23" table:formula="of:=&quot;p0_&quot;&amp;[.I2]" office:value-type="string" office:string-value="p0_tau2" calcext:value-type="string">
            <text:p>p0_tau2</text:p>
          </table:table-cell>
          <table:table-cell table:style-name="ce9" table:formula="of:=&quot;lb_&quot;&amp;[.J2]" office:value-type="string" office:string-value="lb_c1" calcext:value-type="string">
            <text:p>lb_c1</text:p>
          </table:table-cell>
          <table:table-cell table:style-name="ce14" table:formula="of:=&quot;lb_&quot;&amp;[.K2]" office:value-type="string" office:string-value="lb_c2" calcext:value-type="string">
            <text:p>lb_c2</text:p>
          </table:table-cell>
          <table:table-cell table:style-name="ce18" table:formula="of:=&quot;lb_&quot;&amp;[.L2]" office:value-type="string" office:string-value="lb_freq" calcext:value-type="string">
            <text:p>lb_freq</text:p>
          </table:table-cell>
          <table:table-cell table:style-name="ce23" table:formula="of:=&quot;lb_&quot;&amp;[.M2]" office:value-type="string" office:string-value="lb_tau2" calcext:value-type="string">
            <text:p>lb_tau2</text:p>
          </table:table-cell>
          <table:table-cell table:style-name="ce9" table:formula="of:=&quot;ub_&quot;&amp;[.N2]" office:value-type="string" office:string-value="ub_c1" calcext:value-type="string">
            <text:p>ub_c1</text:p>
          </table:table-cell>
          <table:table-cell table:style-name="ce14" table:formula="of:=&quot;ub_&quot;&amp;[.O2]" office:value-type="string" office:string-value="ub_c2" calcext:value-type="string">
            <text:p>ub_c2</text:p>
          </table:table-cell>
          <table:table-cell table:style-name="ce18" table:formula="of:=&quot;ub_&quot;&amp;[.P2]" office:value-type="string" office:string-value="ub_freq" calcext:value-type="string">
            <text:p>ub_freq</text:p>
          </table:table-cell>
          <table:table-cell table:style-name="ce23" table:formula="of:=&quot;ub_&quot;&amp;[.Q2]" office:value-type="string" office:string-value="ub_tau2" calcext:value-type="string">
            <text:p>ub_tau2</text:p>
          </table:table-cell>
          <table:table-cell table:style-name="ce9" table:formula="of:=&quot;popt_&quot;&amp;[.R2]" office:value-type="string" office:string-value="popt_c1" calcext:value-type="string">
            <text:p>popt_c1</text:p>
          </table:table-cell>
          <table:table-cell table:style-name="ce14" table:formula="of:=&quot;popt_&quot;&amp;[.S2]" office:value-type="string" office:string-value="popt_c2" calcext:value-type="string">
            <text:p>popt_c2</text:p>
          </table:table-cell>
          <table:table-cell table:style-name="ce18" table:formula="of:=&quot;popt_&quot;&amp;[.T2]" office:value-type="string" office:string-value="popt_freq" calcext:value-type="string">
            <text:p>popt_freq</text:p>
          </table:table-cell>
          <table:table-cell table:style-name="ce23" table:formula="of:=&quot;popt_&quot;&amp;[.U2]" office:value-type="string" office:string-value="popt_tau2" calcext:value-type="string">
            <text:p>popt_tau2</text:p>
          </table:table-cell>
          <table:table-cell table:style-name="ce9" table:formula="of:=&quot;perr_&quot;&amp;[.V2]" office:value-type="string" office:string-value="perr_c1" calcext:value-type="string">
            <text:p>perr_c1</text:p>
          </table:table-cell>
          <table:table-cell table:style-name="ce14" table:formula="of:=&quot;perr_&quot;&amp;[.W2]" office:value-type="string" office:string-value="perr_c2" calcext:value-type="string">
            <text:p>perr_c2</text:p>
          </table:table-cell>
          <table:table-cell table:style-name="ce18" table:formula="of:=&quot;perr_&quot;&amp;[.X2]" office:value-type="string" office:string-value="perr_freq" calcext:value-type="string">
            <text:p>perr_freq</text:p>
          </table:table-cell>
          <table:table-cell table:style-name="ce23" table:formula="of:=&quot;perr_&quot;&amp;[.Y2]" office:value-type="string" office:string-value="perr_tau2" calcext:value-type="string">
            <text:p>perr_tau2</text:p>
          </table:table-cell>
          <table:table-cell table:style-name="ce73" table:formula="of:=[.Z2]" office:value-type="string" office:string-value="perr_frac_total" calcext:value-type="string">
            <text:p>perr_frac_total</text:p>
          </table:table-cell>
          <table:table-cell table:number-columns-repeated="998"/>
        </table:table-row>
        <table:table-row table:style-name="ro1">
          <table:table-cell table:style-name="ce74" office:value-type="float" office:value="0" calcext:value-type="float">
            <text:p>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58" calcext:value-type="float">
            <text:p>58</text:p>
          </table:table-cell>
          <table:table-cell table:style-name="ce74" office:value-type="string" calcext:value-type="string">
            <text:p>weird fit</text:p>
          </table:table-cell>
          <table:table-cell office:value-type="float" office:value="2" calcext:value-type="float">
            <text:p>2</text:p>
          </table:table-cell>
          <table:table-cell table:style-name="ce84" office:value-type="float" office:value="-1.7" calcext:value-type="float">
            <text:p>-1.7</text:p>
          </table:table-cell>
          <table:table-cell table:style-name="ce87" office:value-type="float" office:value="0.175" calcext:value-type="float">
            <text:p>0.175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table:style-name="ce84" office:value-type="float" office:value="-2.1" calcext:value-type="float">
            <text:p>-2.1</text:p>
          </table:table-cell>
          <table:table-cell table:style-name="ce87" office:value-type="float" office:value="0.165" calcext:value-type="float">
            <text:p>0.165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table:style-name="ce84" office:value-type="float" office:value="-1.6" calcext:value-type="float">
            <text:p>-1.6</text:p>
          </table:table-cell>
          <table:table-cell table:style-name="ce87" office:value-type="float" office:value="0.225" calcext:value-type="float">
            <text:p>0.225</text:p>
          </table:table-cell>
          <table:table-cell office:value-type="float" office:value="125" calcext:value-type="float">
            <text:p>125</text:p>
          </table:table-cell>
          <table:table-cell office:value-type="float" office:value="1.96759520148589" calcext:value-type="float">
            <text:p>1.9676</text:p>
          </table:table-cell>
          <table:table-cell table:style-name="ce97" office:value-type="float" office:value="-1.71288852956703" calcext:value-type="float">
            <text:p>-1.7129</text:p>
          </table:table-cell>
          <table:table-cell table:style-name="ce100" office:value-type="float" office:value="0.181353099631293" calcext:value-type="float">
            <text:p>0.1814</text:p>
          </table:table-cell>
          <table:table-cell office:value-type="float" office:value="79.4659662817758" calcext:value-type="float">
            <text:p>79.4660</text:p>
          </table:table-cell>
          <table:table-cell office:value-type="float" office:value="0.014197741" calcext:value-type="float">
            <text:p>0.0142</text:p>
          </table:table-cell>
          <table:table-cell table:style-name="ce97" office:value-type="float" office:value="0.0635246409" calcext:value-type="float">
            <text:p>0.0635</text:p>
          </table:table-cell>
          <table:table-cell table:style-name="ce100" office:value-type="float" office:value="0.000583526981" calcext:value-type="float">
            <text:p>0.0006</text:p>
          </table:table-cell>
          <table:table-cell office:value-type="float" office:value="7.40535206" calcext:value-type="float">
            <text:p>7.4054</text:p>
          </table:table-cell>
          <table:table-cell office:value-type="float" office:value="0.100608136801462" calcext:value-type="float">
            <text:p>0.1006</text:p>
          </table:table-cell>
          <table:table-cell table:style-name="ce74"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3" calcext:value-type="float">
            <text:p>-2.13</text:p>
          </table:table-cell>
          <table:table-cell office:value-type="float" office:value="0.205" calcext:value-type="float">
            <text:p>0.205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19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225" calcext:value-type="float">
            <text:p>0.225</text:p>
          </table:table-cell>
          <table:table-cell office:value-type="float" office:value="125" calcext:value-type="float">
            <text:p>125</text:p>
          </table:table-cell>
          <table:table-cell office:value-type="float" office:value="1.99457945999292" calcext:value-type="float">
            <text:p>1.9946</text:p>
          </table:table-cell>
          <table:table-cell office:value-type="float" office:value="-2.18165232990189" calcext:value-type="float">
            <text:p>-2.1817</text:p>
          </table:table-cell>
          <table:table-cell office:value-type="float" office:value="0.205777530925795" calcext:value-type="float">
            <text:p>0.2058</text:p>
          </table:table-cell>
          <table:table-cell office:value-type="float" office:value="83.2655686301872" calcext:value-type="float">
            <text:p>83.2656</text:p>
          </table:table-cell>
          <table:table-cell office:value-type="float" office:value="0.0110031148" calcext:value-type="float">
            <text:p>0.0110</text:p>
          </table:table-cell>
          <table:table-cell office:value-type="float" office:value="0.0502952083" calcext:value-type="float">
            <text:p>0.0503</text:p>
          </table:table-cell>
          <table:table-cell office:value-type="float" office:value="0.000279686507" calcext:value-type="float">
            <text:p>0.0003</text:p>
          </table:table-cell>
          <table:table-cell office:value-type="float" office:value="3.87769332" calcext:value-type="float">
            <text:p>3.8777</text:p>
          </table:table-cell>
          <table:table-cell office:value-type="float" office:value="0.0522736636676592" calcext:value-type="float">
            <text:p>0.0523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-2.16" calcext:value-type="float">
            <text:p>-2.16</text:p>
          </table:table-cell>
          <table:table-cell office:value-type="float" office:value="0.22" calcext:value-type="float">
            <text:p>0.22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21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225" calcext:value-type="float">
            <text:p>0.225</text:p>
          </table:table-cell>
          <table:table-cell office:value-type="float" office:value="125" calcext:value-type="float">
            <text:p>125</text:p>
          </table:table-cell>
          <table:table-cell office:value-type="float" office:value="2.00935591990997" calcext:value-type="float">
            <text:p>2.0094</text:p>
          </table:table-cell>
          <table:table-cell office:value-type="float" office:value="-2.12291423350019" calcext:value-type="float">
            <text:p>-2.1229</text:p>
          </table:table-cell>
          <table:table-cell office:value-type="float" office:value="0.219726307958869" calcext:value-type="float">
            <text:p>0.2197</text:p>
          </table:table-cell>
          <table:table-cell office:value-type="float" office:value="102.511532778038" calcext:value-type="float">
            <text:p>102.5115</text:p>
          </table:table-cell>
          <table:table-cell office:value-type="float" office:value="0.0116955079" calcext:value-type="float">
            <text:p>0.0117</text:p>
          </table:table-cell>
          <table:table-cell office:value-type="float" office:value="0.0494641467" calcext:value-type="float">
            <text:p>0.0495</text:p>
          </table:table-cell>
          <table:table-cell office:value-type="float" office:value="0.000281996696" calcext:value-type="float">
            <text:p>0.0003</text:p>
          </table:table-cell>
          <table:table-cell office:value-type="float" office:value="6.14053776" calcext:value-type="float">
            <text:p>6.1405</text:p>
          </table:table-cell>
          <table:table-cell office:value-type="float" office:value="0.0645487747285803" calcext:value-type="float">
            <text:p>0.0645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7" calcext:value-type="float">
            <text:p>-2.17</text:p>
          </table:table-cell>
          <table:table-cell office:value-type="float" office:value="0.24" calcext:value-type="float">
            <text:p>0.24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-2.6" calcext:value-type="float">
            <text:p>-2.6</text:p>
          </table:table-cell>
          <table:table-cell office:value-type="float" office:value="0.19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125" calcext:value-type="float">
            <text:p>125</text:p>
          </table:table-cell>
          <table:table-cell office:value-type="float" office:value="1.99719427546194" calcext:value-type="float">
            <text:p>1.9972</text:p>
          </table:table-cell>
          <table:table-cell office:value-type="float" office:value="-2.28363672379052" calcext:value-type="float">
            <text:p>-2.2836</text:p>
          </table:table-cell>
          <table:table-cell office:value-type="float" office:value="0.242128109524142" calcext:value-type="float">
            <text:p>0.2421</text:p>
          </table:table-cell>
          <table:table-cell office:value-type="float" office:value="48.6774913408395" calcext:value-type="float">
            <text:p>48.6775</text:p>
          </table:table-cell>
          <table:table-cell office:value-type="float" office:value="0.0147262927" calcext:value-type="float">
            <text:p>0.0147</text:p>
          </table:table-cell>
          <table:table-cell office:value-type="float" office:value="0.0768360548" calcext:value-type="float">
            <text:p>0.0768</text:p>
          </table:table-cell>
          <table:table-cell office:value-type="float" office:value="0.00057274858" calcext:value-type="float">
            <text:p>0.0006</text:p>
          </table:table-cell>
          <table:table-cell office:value-type="float" office:value="2.91544928" calcext:value-type="float">
            <text:p>2.9154</text:p>
          </table:table-cell>
          <table:table-cell office:value-type="float" office:value="0.0691319968834811" calcext:value-type="float">
            <text:p>0.0691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.15" calcext:value-type="float">
            <text:p>-2.15</text:p>
          </table:table-cell>
          <table:table-cell office:value-type="float" office:value="0.275" calcext:value-type="float">
            <text:p>0.275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19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3" calcext:value-type="float">
            <text:p>0.3</text:p>
          </table:table-cell>
          <table:table-cell office:value-type="float" office:value="125" calcext:value-type="float">
            <text:p>125</text:p>
          </table:table-cell>
          <table:table-cell office:value-type="float" office:value="2.01689379602622" calcext:value-type="float">
            <text:p>2.0169</text:p>
          </table:table-cell>
          <table:table-cell office:value-type="float" office:value="-1.91159913204501" calcext:value-type="float">
            <text:p>-1.9116</text:p>
          </table:table-cell>
          <table:table-cell office:value-type="float" office:value="0.275375281338547" calcext:value-type="float">
            <text:p>0.2754</text:p>
          </table:table-cell>
          <table:table-cell office:value-type="float" office:value="64.1158297259313" calcext:value-type="float">
            <text:p>64.1158</text:p>
          </table:table-cell>
          <table:table-cell office:value-type="float" office:value="0.0141367096" calcext:value-type="float">
            <text:p>0.0141</text:p>
          </table:table-cell>
          <table:table-cell office:value-type="float" office:value="0.0640309627" calcext:value-type="float">
            <text:p>0.0640</text:p>
          </table:table-cell>
          <table:table-cell office:value-type="float" office:value="0.000567001296" calcext:value-type="float">
            <text:p>0.0006</text:p>
          </table:table-cell>
          <table:table-cell office:value-type="float" office:value="4.74524187" calcext:value-type="float">
            <text:p>4.7452</text:p>
          </table:table-cell>
          <table:table-cell office:value-type="float" office:value="0.081565304090766" calcext:value-type="float">
            <text:p>0.0816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-2.5" calcext:value-type="float">
            <text:p>-2.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-1.8" calcext:value-type="float">
            <text:p>-1.8</text:p>
          </table:table-cell>
          <table:table-cell office:value-type="float" office:value="0.35" calcext:value-type="float">
            <text:p>0.35</text:p>
          </table:table-cell>
          <table:table-cell office:value-type="float" office:value="125" calcext:value-type="float">
            <text:p>125</text:p>
          </table:table-cell>
          <table:table-cell office:value-type="float" office:value="1.96552523836643" calcext:value-type="float">
            <text:p>1.9655</text:p>
          </table:table-cell>
          <table:table-cell office:value-type="float" office:value="-1.98663686110696" calcext:value-type="float">
            <text:p>-1.9866</text:p>
          </table:table-cell>
          <table:table-cell office:value-type="float" office:value="0.293538891360031" calcext:value-type="float">
            <text:p>0.2935</text:p>
          </table:table-cell>
          <table:table-cell office:value-type="float" office:value="35.5598308178689" calcext:value-type="float">
            <text:p>35.5598</text:p>
          </table:table-cell>
          <table:table-cell office:value-type="float" office:value="0.017115666" calcext:value-type="float">
            <text:p>0.0171</text:p>
          </table:table-cell>
          <table:table-cell office:value-type="float" office:value="0.0934131105" calcext:value-type="float">
            <text:p>0.0934</text:p>
          </table:table-cell>
          <table:table-cell office:value-type="float" office:value="0.00103334188" calcext:value-type="float">
            <text:p>0.0010</text:p>
          </table:table-cell>
          <table:table-cell office:value-type="float" office:value="2.74237112" calcext:value-type="float">
            <text:p>2.7424</text:p>
          </table:table-cell>
          <table:table-cell office:value-type="float" office:value="0.0908110712021342" calcext:value-type="float">
            <text:p>0.090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15" calcext:value-type="float">
            <text:p>0.315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-1.85" calcext:value-type="float">
            <text:p>-1.85</text:p>
          </table:table-cell>
          <table:table-cell office:value-type="float" office:value="0.35" calcext:value-type="float">
            <text:p>0.35</text:p>
          </table:table-cell>
          <table:table-cell office:value-type="float" office:value="125" calcext:value-type="float">
            <text:p>125</text:p>
          </table:table-cell>
          <table:table-cell office:value-type="float" office:value="1.97927883448919" calcext:value-type="float">
            <text:p>1.9793</text:p>
          </table:table-cell>
          <table:table-cell office:value-type="float" office:value="-1.98115477115076" calcext:value-type="float">
            <text:p>-1.9812</text:p>
          </table:table-cell>
          <table:table-cell office:value-type="float" office:value="0.309671039111501" calcext:value-type="float">
            <text:p>0.3097</text:p>
          </table:table-cell>
          <table:table-cell office:value-type="float" office:value="18.2451005902106" calcext:value-type="float">
            <text:p>18.2451</text:p>
          </table:table-cell>
          <table:table-cell office:value-type="float" office:value="0.02213295" calcext:value-type="float">
            <text:p>0.0221</text:p>
          </table:table-cell>
          <table:table-cell office:value-type="float" office:value="0.17799357" calcext:value-type="float">
            <text:p>0.1780</text:p>
          </table:table-cell>
          <table:table-cell office:value-type="float" office:value="0.00232906" calcext:value-type="float">
            <text:p>0.0023</text:p>
          </table:table-cell>
          <table:table-cell office:value-type="float" office:value="2.02185242" calcext:value-type="float">
            <text:p>2.0219</text:p>
          </table:table-cell>
          <table:table-cell office:value-type="float" office:value="0.143295723857072" calcext:value-type="float">
            <text:p>0.1433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75" calcext:value-type="float">
            <text:p>-1.75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-1.65" calcext:value-type="float">
            <text:p>-1.65</text:p>
          </table:table-cell>
          <table:table-cell office:value-type="float" office:value="0.4" calcext:value-type="float">
            <text:p>0.4</text:p>
          </table:table-cell>
          <table:table-cell office:value-type="float" office:value="125" calcext:value-type="float">
            <text:p>125</text:p>
          </table:table-cell>
          <table:table-cell office:value-type="float" office:value="2.02760501138568" calcext:value-type="float">
            <text:p>2.0276</text:p>
          </table:table-cell>
          <table:table-cell office:value-type="float" office:value="-1.65" calcext:value-type="float">
            <text:p>-1.6500</text:p>
          </table:table-cell>
          <table:table-cell office:value-type="float" office:value="0.348998555503501" calcext:value-type="float">
            <text:p>0.3490</text:p>
          </table:table-cell>
          <table:table-cell office:value-type="float" office:value="21.4869286014387" calcext:value-type="float">
            <text:p>21.4869</text:p>
          </table:table-cell>
          <table:table-cell office:value-type="float" office:value="0.0230150208" calcext:value-type="float">
            <text:p>0.0230</text:p>
          </table:table-cell>
          <table:table-cell office:value-type="float" office:value="0.148557769" calcext:value-type="float">
            <text:p>0.1486</text:p>
          </table:table-cell>
          <table:table-cell office:value-type="float" office:value="0.00260969945" calcext:value-type="float">
            <text:p>0.0026</text:p>
          </table:table-cell>
          <table:table-cell office:value-type="float" office:value="2.90288124" calcext:value-type="float">
            <text:p>2.9029</text:p>
          </table:table-cell>
          <table:table-cell office:value-type="float" office:value="0.162920333750627" calcext:value-type="float">
            <text:p>0.162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0.37" calcext:value-type="float">
            <text:p>0.37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-1.5" calcext:value-type="float">
            <text:p>-1.5</text:p>
          </table:table-cell>
          <table:table-cell office:value-type="float" office:value="0.4" calcext:value-type="float">
            <text:p>0.4</text:p>
          </table:table-cell>
          <table:table-cell office:value-type="float" office:value="125" calcext:value-type="float">
            <text:p>125</text:p>
          </table:table-cell>
          <table:table-cell office:value-type="float" office:value="2.0482094192773" calcext:value-type="float">
            <text:p>2.0482</text:p>
          </table:table-cell>
          <table:table-cell office:value-type="float" office:value="-1.55777958722957" calcext:value-type="float">
            <text:p>-1.5578</text:p>
          </table:table-cell>
          <table:table-cell office:value-type="float" office:value="0.366677959282765" calcext:value-type="float">
            <text:p>0.3667</text:p>
          </table:table-cell>
          <table:table-cell office:value-type="float" office:value="13.724287703664" calcext:value-type="float">
            <text:p>13.7243</text:p>
          </table:table-cell>
          <table:table-cell office:value-type="float" office:value="0.02775475" calcext:value-type="float">
            <text:p>0.0278</text:p>
          </table:table-cell>
          <table:table-cell office:value-type="float" office:value="0.25372642" calcext:value-type="float">
            <text:p>0.2537</text:p>
          </table:table-cell>
          <table:table-cell office:value-type="float" office:value="0.00436872" calcext:value-type="float">
            <text:p>0.0044</text:p>
          </table:table-cell>
          <table:table-cell office:value-type="float" office:value="2.61803788" calcext:value-type="float">
            <text:p>2.6180</text:p>
          </table:table-cell>
          <table:table-cell office:value-type="float" office:value="0.251482918841783" calcext:value-type="float">
            <text:p>0.2515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0.39" calcext:value-type="float">
            <text:p>0.39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-1.25" calcext:value-type="float">
            <text:p>-1.25</text:p>
          </table:table-cell>
          <table:table-cell office:value-type="float" office:value="0.42" calcext:value-type="float">
            <text:p>0.42</text:p>
          </table:table-cell>
          <table:table-cell office:value-type="float" office:value="125" calcext:value-type="float">
            <text:p>125</text:p>
          </table:table-cell>
          <table:table-cell office:value-type="float" office:value="2.11295979587091" calcext:value-type="float">
            <text:p>2.1130</text:p>
          </table:table-cell>
          <table:table-cell office:value-type="float" office:value="-1.301568803795" calcext:value-type="float">
            <text:p>-1.3016</text:p>
          </table:table-cell>
          <table:table-cell office:value-type="float" office:value="0.399051031126857" calcext:value-type="float">
            <text:p>0.3991</text:p>
          </table:table-cell>
          <table:table-cell office:value-type="float" office:value="13.2672396941349" calcext:value-type="float">
            <text:p>13.2672</text:p>
          </table:table-cell>
          <table:table-cell office:value-type="float" office:value="0.02905684" calcext:value-type="float">
            <text:p>0.0291</text:p>
          </table:table-cell>
          <table:table-cell office:value-type="float" office:value="0.25263063" calcext:value-type="float">
            <text:p>0.2526</text:p>
          </table:table-cell>
          <table:table-cell office:value-type="float" office:value="0.00565567" calcext:value-type="float">
            <text:p>0.0057</text:p>
          </table:table-cell>
          <table:table-cell office:value-type="float" office:value="3.14072596" calcext:value-type="float">
            <text:p>3.1407</text:p>
          </table:table-cell>
          <table:table-cell office:value-type="float" office:value="0.306763322413667" calcext:value-type="float">
            <text:p>0.306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.39" calcext:value-type="float">
            <text:p>0.39</text:p>
          </table:table-cell>
          <table:table-cell office:value-type="float" office:value="50" calcext:value-type="float">
            <text:p>50</text:p>
          </table:table-cell>
          <table:table-cell office:value-type="float" office:value="1.9" calcext:value-type="float">
            <text:p>1.9</text:p>
          </table:table-cell>
          <table:table-cell office:value-type="float" office:value="-2.15" calcext:value-type="float">
            <text:p>-2.15</text:p>
          </table:table-cell>
          <table:table-cell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-0.8" calcext:value-type="float">
            <text:p>-0.8</text:p>
          </table:table-cell>
          <table:table-cell office:value-type="float" office:value="0.42" calcext:value-type="float">
            <text:p>0.42</text:p>
          </table:table-cell>
          <table:table-cell office:value-type="float" office:value="125" calcext:value-type="float">
            <text:p>125</text:p>
          </table:table-cell>
          <table:table-cell office:value-type="float" office:value="2.14191197743872" calcext:value-type="float">
            <text:p>2.1419</text:p>
          </table:table-cell>
          <table:table-cell office:value-type="float" office:value="-1.00292528128928" calcext:value-type="float">
            <text:p>-1.0029</text:p>
          </table:table-cell>
          <table:table-cell office:value-type="float" office:value="0.417497623504722" calcext:value-type="float">
            <text:p>0.4175</text:p>
          </table:table-cell>
          <table:table-cell office:value-type="float" office:value="8.35071120199998" calcext:value-type="float">
            <text:p>8.3507</text:p>
          </table:table-cell>
          <table:table-cell office:value-type="float" office:value="0.03096417" calcext:value-type="float">
            <text:p>0.0310</text:p>
          </table:table-cell>
          <table:table-cell office:value-type="float" office:value="0.41721858" calcext:value-type="float">
            <text:p>0.4172</text:p>
          </table:table-cell>
          <table:table-cell office:value-type="float" office:value="0.01384147" calcext:value-type="float">
            <text:p>0.0138</text:p>
          </table:table-cell>
          <table:table-cell office:value-type="float" office:value="3.08747512" calcext:value-type="float">
            <text:p>3.0875</text:p>
          </table:table-cell>
          <table:table-cell office:value-type="float" office:value="0.557730074742845" calcext:value-type="float">
            <text:p>0.5577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7" office:value-type="string" calcext:value-type="string">
            <text:p>unfittable</text:p>
          </table:table-cell>
          <table:table-cell table:style-name="ce81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122" number:language="en" number:country="US">
      <number:number number:decimal-places="3" number:min-decimal-places="3" number:min-integer-digits="1"/>
    </number:number-style>
    <number:number-style style:name="N10123" number:language="en" number:country="US">
      <number:number number:decimal-places="4" number:min-decimal-places="4" number:min-integer-digits="1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3-07">00/00/0000</text:date></text:span><text:span text:style-name="MT1">, </text:span><text:span text:style-name="MT1"><text:time style:data-style-name="N2" text:time-value="20:35:35.14803824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8T22:18:45.281931959</meta:creation-date>
    <dc:date>2021-03-07T20:45:19.165650167</dc:date>
    <dc:creator>Panawat Wong-klaew</dc:creator>
    <meta:editing-duration>PT17H5M35S</meta:editing-duration>
    <meta:editing-cycles>24</meta:editing-cycles>
    <meta:generator>LibreOffice/7.1.0.3$Linux_X86_64 LibreOffice_project/10$Build-3</meta:generator>
    <meta:document-statistic meta:table-count="1" meta:cell-count="34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
sub Expand_column_data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TextToColumns", "", 0, Array())

rem ----------------------------------------------------------------------
dim args3(1) as new com.sun.star.beans.PropertyValue
args3(0).Name = "By"
args3(0).Value = 1
args3(1).Name = "Sel"
args3(1).Value = false

dispatcher.executeDispatch(document, ".uno:GoRight", "", 0, args3())

rem ----------------------------------------------------------------------
dim args4(1) as new com.sun.star.beans.PropertyValue
args4(0).Name = "By"
args4(0).Value = 1
args4(1).Name = "Sel"
args4(1).Value = false

dispatcher.executeDispatch(document, ".uno:GoRight", "", 0, args4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Right", "", 0, args6())

rem ----------------------------------------------------------------------
dispatcher.executeDispatch(document, ".uno:TextToColumns", "", 0, Array())

rem ----------------------------------------------------------------------
dim args8(1) as new com.sun.star.beans.PropertyValue
args8(0).Name = "By"
args8(0).Value = 1
args8(1).Name = "Sel"
args8(1).Value = false

dispatcher.executeDispatch(document, ".uno:GoRight", "", 0, args8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Right", "", 0, args11())

rem ----------------------------------------------------------------------
dispatcher.executeDispatch(document, ".uno:TextToColumns", "", 0, Array())

rem ----------------------------------------------------------------------
dim args13(1) as new com.sun.star.beans.PropertyValue
args13(0).Name = "By"
args13(0).Value = 1
args13(1).Name = "Sel"
args13(1).Value = false

dispatcher.executeDispatch(document, ".uno:GoRight", "", 0, args13())

rem ----------------------------------------------------------------------
dim args14(1) as new com.sun.star.beans.PropertyValue
args14(0).Name = "By"
args14(0).Value = 1
args14(1).Name = "Sel"
args14(1).Value = false

dispatcher.executeDispatch(document, ".uno:GoRight", "", 0, args14())

rem ----------------------------------------------------------------------
dim args15(1) as new com.sun.star.beans.PropertyValue
args15(0).Name = "By"
args15(0).Value = 1
args15(1).Name = "Sel"
args15(1).Value = false

dispatcher.executeDispatch(document, ".uno:GoRight", "", 0, args15())

rem ----------------------------------------------------------------------
dim args16(1) as new com.sun.star.beans.PropertyValue
args16(0).Name = "By"
args16(0).Value = 1
args16(1).Name = "Sel"
args16(1).Value = false

dispatcher.executeDispatch(document, ".uno:GoRight", "", 0, args16())

rem ----------------------------------------------------------------------
dispatcher.executeDispatch(document, ".uno:TextToColumns", "", 0, Array())

rem ----------------------------------------------------------------------
dim args18(1) as new com.sun.star.beans.PropertyValue
args18(0).Name = "By"
args18(0).Value = 1
args18(1).Name = "Sel"
args18(1).Value = false

dispatcher.executeDispatch(document, ".uno:GoRight", "", 0, args18())

rem ----------------------------------------------------------------------
dim args19(1) as new com.sun.star.beans.PropertyValue
args19(0).Name = "By"
args19(0).Value = 1
args19(1).Name = "Sel"
args19(1).Value = false

dispatcher.executeDispatch(document, ".uno:GoRight", "", 0, args19())

rem ----------------------------------------------------------------------
dim args20(1) as new com.sun.star.beans.PropertyValue
args20(0).Name = "By"
args20(0).Value = 1
args20(1).Name = "Sel"
args20(1).Value = false

dispatcher.executeDispatch(document, ".uno:GoRight", "", 0, args20())

rem ----------------------------------------------------------------------
dim args21(1) as new com.sun.star.beans.PropertyValue
args21(0).Name = "By"
args21(0).Value = 1
args21(1).Name = "Sel"
args21(1).Value = false

dispatcher.executeDispatch(document, ".uno:GoRight", "", 0, args21())

rem ----------------------------------------------------------------------
dispatcher.executeDispatch(document, ".uno:TextToColumns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980050000600b500700099004b008a0088009700f200480009000a008a0014">
    <SignedInfo>
      <CanonicalizationMethod Algorithm="http://www.w3.org/TR/2001/REC-xml-c14n-20010315"/>
      <SignatureMethod Algorithm="http://www.w3.org/2001/04/xmldsig-more#rsa-sha512"/>
      <Reference URI="Basic/script-lc.xml">
        <Transforms>
          <Transform Algorithm="http://www.w3.org/TR/2001/REC-xml-c14n-20010315"/>
        </Transforms>
        <DigestMethod Algorithm="http://www.w3.org/2001/04/xmlenc#sha512"/>
        <DigestValue>RPYSiDgl/ZfwWGsDlp4IhzFxfG7AxFSe/BDD4Pht0i7rCY67z2raO8Xxc9/dQtkf
PwXy9yQgGczUtVvQ89aJVQ=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512"/>
        <DigestValue>yAYzFc2o70VsuCetwsCiLbPqS2JS2rZqB2WmLUempEuli5/t4LsAWA//Cl258V/E
ZCjvpwfAlsu/3j4my3hq2w==</DigestValue>
      </Reference>
      <Reference URI="Basic/Standard/Module1.xml">
        <Transforms>
          <Transform Algorithm="http://www.w3.org/TR/2001/REC-xml-c14n-20010315"/>
        </Transforms>
        <DigestMethod Algorithm="http://www.w3.org/2001/04/xmlenc#sha512"/>
        <DigestValue>UwHN1zfhMefGnNku5NS4bvaQq5IbBIclxpNyqMUnlOCySpAJ6Y3OMbJ31rVToV97
QInabsWeXVrTgIzLQAwIUA==</DigestValue>
      </Reference>
      <Reference URI="#ID_0051001800f9006a00d100620046005a00a6008b002f002400e8006f009d001e">
        <DigestMethod Algorithm="http://www.w3.org/2001/04/xmlenc#sha512"/>
        <DigestValue>AY9kVlUiwgPhRCcaVi+xhfPk9BbbwMYJPwxjEmkxPoRDFJ3KRCwqcVWcq8fcQAa7
UU+WO2VxhzlfqG0nsq3x4g==</DigestValue>
      </Reference>
      <Reference URI="#idSignedProperties" Type="http://uri.etsi.org/01903#SignedProperties">
        <DigestMethod Algorithm="http://www.w3.org/2001/04/xmlenc#sha512"/>
        <DigestValue>ZFDIEX7dR2I6UDxZBftuOYKUhb1Hjl+04iMlitt6SNbRb7sqI0RNWK/roNV0wDtK
JQq4YAOIcXilLMsLnLUtdA==</DigestValue>
      </Reference>
    </SignedInfo>
    <SignatureValue>iQIzBAABCgAdFiEE9J3iJ9Os1XxAHiyaus6wp6m5vZoFAmA9TewACgkQus6wp6m5vZrmpQ/9FZ1ToMO
pvGGkH1lesp3W9BA7u+dDGQkOSCEjuR28TkMsM+j8ElcBJ+O3ynK3tvXvSRrLO7T1oDgt58pfnycZYS
5GfCNGhFrEsZllHwWK9MzxDN3RdQS1yg89x3dXFEh8AhRlkofDE54b7ts2V4c0atLdMV67i37+LIaUh
IXK7n69/ViWPmixQm6lJYoyqOkpbh1DUvexTCtzSTARD2m8e7o4MZj2QpLjLVO/a4CDFtn0buhzzR1n
qnT2zvbwx13wX1Zz5lq+2vYt68LWSo9dEwOo3nSGLyFNRWv6nB7lfV60BmdeoaK4KgP4I72KikV/SKT
CeDNbGYDO/aWxtnhdCC3A8tv/2H0aj22h5y8ZuG4WDXoYdxdPVhXx4c3YCJY6EhpLSv8Uxwzd6O18Pu
XvswfK+QR9jHcD/mn7K0xfYMCGwmbya8+la7JQBevLsC8jthCHV0N0hlBJprjpa7icJ9nLF5k3+7KjJ
RjTYkRUtKJYExx+t9Ky1nPeSYgmrGLyvE+EqKVbjZ60p3zgg88JuWvkoMM83mxzbkbb1DwDBTwQmkH0
cK7Z2mVHNkrsqTL4/VtZRuDzmgD1ZbtAZ/6cjub+3JGh+l4cDnm3CWMGyyMhldD1xO7DzbvRHMnXiV9
bV9jzkg4g1FzmZYfkG5ZWUy/ylaS3uCbl0tromuc+Lsw=</SignatureValue>
    <KeyInfo>
      <PGPData xmlns:loext="urn:org:documentfoundation:names:experimental:office:xmlns:loext:1.0">
        <PGPKeyID>MjFCOTVEMjJFODE5N0Q1Mjk4NEJBMDQ1NzdGNTc0QjlEMzM2OEJDRAA=</PGPKeyID>
        <PGPKeyPacket>mQINBF+tyFkBEADk6e0WA2eilH1/30bK0CgGDdXuhjMAYYAX9POz5ixJSYF2G11vOZm604BA9ToTOtdTUEnBoQi/C5cMfV2oWkQG6Tsl5oU4YULMSB/+LnfA7PF8b686U7zab/mB/gXTjsnD62xtfpPes4TeTlgW0/ax3eE1xWULVcBBlTLxCoZAbFbHaYCfme5RdrUou15TTeIy0V6r+QjocrkUM1U1vWv9Th8i9UjbstVNg2h1bIQW1v2f1heVfHRgb6VxISzk1bHSuSmFc4EFyKcH8OwY/ZxU7lynkW48imGuysqL853GpWLuq+ej4Djqal9QhuPACbrKtfJIQYXX4DK8ug7KTqcuoqg8u+WuJ7oahCwe3gj6KPJPEsv34y9692p53slPEah+n4lzTqmcd38ps91Uy8lzmUM3COJr2LmIufj/Hzb6NKaYIRQcuOwy2bQ0Yd9BSpKfMgGB42BWMYlNWx7SKlvzl0ioP2TR91LowRKMrj/ps+7cc7kZT+I0bH+Bsrg44BGsUrMymgItCsW40bV9qQqarnPp1XH5F4DLJdFEnFzp7ckVVuzux0i45whMxTQmZOlt24PzlwctwHgpBYO/m0nVApyp0eI5LpZu/0k70wiEZvHKkihmwJAYLQBQEkqWxwjTVAf9Qty5zbF5eIFOXsGV+31CjUZ7GxBRLfWYziLTOwARAQABtC1QYW5hd2F0IFdvbmdrbGFldyA8cGFuYXdhdF92aXN0YUBob3RtYWlsLmNvbT6JAk8EEwEKADkCGwEECwkIBwQVCgkIBRYCAwEAAh4BAheAFiEEIbldIugZfVKYS6BFd/V0udM2i80FAl+tyv8CGQEACgkQd/V0udM2i80CDA//QtAomHYkZo3JKehKktobQSNgANIiKgEmGarAzPi1GmbQ7g8a0yYsS6NrEtT/U44cD8MIIWucJKMZSrHUh4veay+XPOMJQbI3T5Imj2k5diJi5Y9FwwsE/m1XnEPPD59DcYMEYIC3eRueO5/p3V7bprsf0xHtE2DE47YSwH1Zpf3qr063gRnq8TPNAZG/M7M5eqDw+Niip51zQdBexapSM7QgnvAeOlGNi/PYDOGsHy9FNWhNBApXk4N90x3UG2JhwZECTEHgCFBFAz3YWNJZGNwBBtPBDxTiH9OQp9PL9QtrhaXFkaTqZY07//WMLO8us0lICTwn9cgd9I+n7Uysxpz9qxmE/CimoJkz/HBFdNG3tcWFbZFRnHdPKpd4Flg7ThrTxV46/Z7SmVe7b3N8yKim8cxYgQjcB4MHgpZoSfB1bIZmmPymfHLoYdyEJAoLwLVgowiiMlQn6UMdD8HUJph2aXLINrt3y6MCK3i06W3XSPecBbJMp51/LNFgfRi9/Z7VthoWcPZLgSGuvzrKIjWdLJPVEcL4tuYfuGVwUPpdqNSG0oRemnlR908MqsH6WOKGD1pN/ACFIxZETj90Fk6ivNTRx42oGlzb7eDxX4Morx+UEzk2f4Sn38HZ0KZWFOrEIOPcUvR8Hko2mv2gj0pIkFiHrcXoVN6kxCZgVcW0JFBhbmF3YXQgV29uZy1rbGFldyA8cHc0NDNAY2FtLmFjLnVrPokCTAQTAQoANhYhBCG5XSLoGX1SmEugRXf1dLnTNovNBQJfrcpuAhsBBAsJCAcEFQoJCAUWAgMBAAIeAQIXgAAKCRB39XS50zaLzUOEEADgghWXvUmmtaS1HkR87X7J3KWgbIpg2JB9QZMXgITj4fPKrsoHR9GevdY7DL1sv8WfN+pLCyVHCX5QTn5Pt3dmsn5q7n6RqQdSJGcpLyDn9EMWNne+49vsfvr9JYd5ggnD7K2xlnIO5sJ12p+Tr2VCdsDCNAtnsh6kqWAg7qrU73U9Go6TdzB+zAI2LXE7KDZq/E0r3KaUQrd/FrQoJpWiBrjmiKfWX+rnSTe92SlReeyvMwsKGVMF+sk3CcherKA4mUlJx4UDRRi1yVqDRaP7JOHQHK5pMIJtR/Ja8P8CUb9Qko5UbeYDB4g7LDQMEObtIXLN2N0Cf+DgBXQANYM2YNC9mR6xPkV2j7QeIMN8BmjKRcwODAAMfb8AGjwll+/ikTumk5jo4A/29zLVlBktPB490UsqfmDFGPKHx2OXBWhSh/FtfXnK4CaOSyfbO0fcz30lpwHKsNoBmlEIbO+q1OtP2uQwZGrdhYqrICzmn09WXu8B0SMcy219eMtwV1YM4lQZgUDOf/iMSDCv6/1QMy09cmIGKjDSeErl0OJkyNjCxJLDN89zBxLTW2kR4No3Rerhk7gUVs6J+FvZ1PDtUQe5LtIPqD0u0O4hYJgCYsaptFAEu6TjFvyK97cezEdTA7y9BF+F0+XD5oIb3JPHvy6F3t9tFK5kv4/SVsFHybkCDQRfrckLARAAuWTQ76hb1EPK5gxsdZjgCp68SUqHD7ySiWmCtutGKw9I//K2JXHTfxSWNvcEb6p9A+BA2PjA2HKqGUOBsjFy0kY5sRYX8plMF1lX4slSqtemE5Ht0FUUl2sGe60NAdK3QsKvXKaTvrTw/XVtrEstF2UokW/tLHZDRBgwbzN07WKOjV980s2LL5K3pjqTZputGNeVLAsAhC5rVdK5KCW4JFnSfXsaKx3ZC1iPRR+pvD9DOsHG/Nj603VBL3aMRHp9idBdL2VWsdY4C/v8qJ//Rib5a5rzxNLWdb5q8mT/FcJc4XebeSgdmaLbtUA5ACAZ81i5TzsOBZXD+KZur+ECnxb4ThVOB/F1BPaLnvbdFwaYH7O0X7XwkeLHYPlmIExkO5o925K3WI32ukoXKbiLB4OFegt7SRXK0FgyhWkykNu0cMDh95Y6f3q6VQWMxsKFzTafzDyqeCxeVbJTlBJjelKxVhQvTX4FXoLf8LZ5Ipb6svCamxdyJpGg+qQA8EmegBq2ek2l5htBzMlJk0DA7rjVAkfFMjS1V8GOrwKUCIkjwOTHgFTTpbZJe3KEOcHzSzjJqbnSDOwlZBFe43UFmgMPBsqv9cXd7+qxOK+CtWaXW1P16m9gXrSE1U+8/49NwdQtl0NmExFbkSoQEJWghbMJbADpGnn/JmDL8+e3UNEAEQEAAYkEcgQYAQoAJhYhBCG5XSLoGX1SmEugRXf1dLnTNovNBQJfrckLAhsCBQkB4TOAAkAJEHf1dLnTNovNwXQgBBkBCgAdFiEE9J3iJ9Os1XxAHiyaus6wp6m5vZoFAl+tyQsACgkQus6wp6m5vZrzNhAAnUUU+C3irxYh1qqSNoeT1ypnrHulfSzP2Q3Khm5wgs5+3cgL1bpZCmMOKpwI3/G1f/FHM799Wq0clwsf2BDGO35O84EDXVMIGV70tPFGIsS5sP0kCN7rzxfGvRCWhf5w5i1gwfX65aynEezKPGgHVL0bYANp69Z2Pm4jNVyA/P8pN+5bKxQuVZiv2g532oG8Ps5jTlRy+W3RAJMrmyXfptVfOIOexadpC6w4RFLDlJAznC4l9rKbCPEJY6Cyix29aRwJN2738NkNJaUQagtzjHVCGHhMGrn489IWS5sQ6+eDKCrzwigrxxDzEpWMD1sGQKHUQInCL7lqFGy01hva3+7Xk0klzlfq5nk+MTYFKAB8jwyCGlFrvnoQtMU5/gfKgcijIzNvoJkTGfwRKgnvGzOx1mvrq92SBjC2RuyY8zjt+vK7evjYqWCJXHOSDJhZ1e2giyU9GHGsRwURTUOKQY9OwxXcHUHJWkfBjkZn4jWRJxgcrP5CF/tc7vGP1SuUH7W3+CXN473vUnc1+FAPWmmz6lvPmysu80yoGLZ62E4nglu6ENN9YKh6xA29xycqR/5mGOxZYzvxFYBRiAjKO2OIIvoYyhRcKm9Q1B+vsb9Pp8NvuM7GnfrQcsUbkbp+azBT5kHrCDtwhQdfUNgWpRvql9d2K35ZdvrIHHfPIKB4oxAAxpnk7Zqv7rRn7bnEewruQl6LSKnmDf53H9RrgyUI3rHNfBmJ9bf8vGadMqNlJLcNAySAEhnRAGk+mHbE09RdpYZuFODSviefq2pTzBmSdslFWKoQ4WmjO2UWVGUTCBddpAEyc8sxp/wGwTxSB6iYbeadmE9qfHKt/wPk4VejPc4sa3E5tQNaLixyWhsS4lO4bVQXdbSJ3Q+thY2/bTsfIPTcIiQJUNpPojXHJrZAnBbHlfoyDZ3KLBNQL4oPaK8A2g8uY1ThzlJJYvSLo0J/bV+3zgv8BW5z8sPjsVLSHvNFLwnXpJ0b89rVIE68kFREr/Bh627oC3zePPED6u+IC1OYka5b8aFphUJbCBJ9OobbVJljDgr+he5+iTcH9Vqm+Ew8O0iqe8V7RTToBpN4rAQF5wCAyppRcQdrAD4sAEoUOdOlxW1w8M1Ls4NrE01Tg/yWecxRoHSytSF1yknMtAWaEd4/ka0LzQR3bLecGmk3h9Y05HHSbMsOc/SaKOauswc2uHnEQUlgtPR9FW3E1nHbaCrY+yGlXLmLX7z5eyl6VAuG4WlNXfGb+BMyNWbHFmA1NxEfa9O2inIK5b7qHLiwQV4QE7b/V1rN54p+Q6QFSKk7FyAb3sc4o7S9dy2hQKx+Kt2Njs0mXadxf2Vowx5Q5togd6qH+5hED0KY+7K5Ag0EX63JggEQALxxjc6NDWsLOC8bTCzNUVDKdSbxAvHysZFNsCRzQRytab7evVHrlXEn9M0ZHDWieL/SbitbInaEusYRttxkL6PNtr1Q/Hx0R4315Jyd3smKeKAvy0LHpwg+daZSt2q3rDDsjNlPVvdUCZn+tjE9XbzKHNO2V52L5BXEwCkuqB6xUTQ7PNX6QpHgebiEtkPhjAZbK7pf+leOFyoSmmSrZqSCnCGfBKsR7ydYMNZAFds6Zv/kDp9GhFM+jwOw9pVLuEzmcvEQESBQv1nlDqMh0h7IORB4CUg+kanqElDfgmapcqiY8JPvrdCAAKMnd7mOpn72pD9MZ20pkGVZdP9qrh9Q0i7DsjeK451dmGOqkiw4hl1PuOM6kbaY2o8QseRTx9JZICQ75Er4M6t3DY1Oc+Uf4VKtrxbWyQSQR7Ui8jyzqAOiMUQwLuTUD6HaDNnPO9Ts5ywYFDsjmst09QEF0ff4HDqkU+36oGUyGPFBxISmuPYlDebHySPyptZz30FFYRiIMj2MFTlHZQJ/mE0Z/W45Xve8InDEjcg4rfAczHzF8N6XW+RK9KpkGEqXpdu0G8Lg8P8k0Bxfg0Fyjeb2VBnkT4whkAnv+Evxq2sHimTpVsU1FEI7AdhxV0SAFKWAIbi4lf/fx2qwBFzpOK3edWbuIp8IOpqNpPOqvbtfW35DABEBAAGJAjwEGAEKACYWIQQhuV0i6Bl9UphLoEV39XS50zaLzQUCX63JggIbDAUJAeEzgAAKCRB39XS50zaLzZzLEADh0Xbmas3f9CzLMJxhjfXazA0V8PKs6PEV16wQgasPaQ+oKjnypb72nqN1kJ5vQv3VnRaNPEQxHdE3GQnnCDG1kjjoHCEtnYDDkHn+aBsC9Jliv6b9cggslVvyhL4PxRRsqNi+LxZI4ftlYIq+jIjWnRhx/h2QhfCUiIinL3WgZHxDZ7cg+kY9n3FZCtlKlE+g8oIiC7uI899WbwoBc7ESAqYotshZ3qXlennsQ7e4xHgZLvp6PApA87EjhUhgWWziJewuCtPuQm1geX+DGdEAWXWa/x/SA60WAjcrQDarI8UGUsvK1s7xpSbND7XSOWCsjxu2O7dBcaWvJkMpAGibxIUH83P6ctoO6BbeEM33nV1OQbY/xoDpu0HQSZMcFGP4xOIIbZ7YBd/n1z1ScSDdeNkqAVaDuHf5PaI1//QnYLADrm9MIdcyv8+rHbxKBxxuv5CTRC67Jk5V6uuhXKpKfIOZcnlvQsn/338K+pY+pHlW5AR3mtbkS+kGIo9D6GjqVomf5aprUkDhiNK+65Hkz6lzeD4oJVbhgusVPDVmMkhlgAEyN2s2WwNpN0/2S0OvwdD3iaRpTRtoNPIb6tSXAYZeVO2FUavpCbFOfl2Ayezw00S2QJgaYhwIklXrRnaXTNodtq//Zp2GgnTwIFeZmjojjDWoGQW/ee22KufuRLkCDQRfrcnfARAA1IvZeZCy4ZewN5Ds+baDFS6KsJkIVQNqIThmdeeSRY09tEAhHjly90M4aupSNoMCNBoH4+mTUJnH/6fWEgAP4g0kyZjNBRd8cFNz7H7EgKmoTRvWMbQ7t+8pMU5jHl7C9URExFDuS2Jo1cj5D6DDkPtLGPn8B8ufuvxumfRTtFSU9NUi+B5QZuh1maT8QabIHzdeiLEgeFdrsI6ZE5+bgEYKs3LE+R8PKg5k/S/PiVp0s819fZQa4IKVNELQ8O77rtLNAWe1UGKITEmsKZVCCy+44liJehRt8RA7kqjFLGsBhlK8ABg08FOvwAvAmbr5I943nThcEG0xKPcjrNu6cyBbIi4/WEIW1dGmz9hzrIZ0JKhZ9h24UjJ2/gJCKURtCxHi2tSmU2FxS9zWffOCP7xkYD2goOxBQRe8zJR3J1V6OPp3JifTn6VEsr4/gHr+Z7gQRyO7SudnKnBkuajpNESjv8G4nTrLyoYpaMRUMrNJk3/wYkOAIjAsR9uTJstO/PwBFZiF8THbN9RA/pbTC0beh3fn8EYTzimLft41sFWgJUDUaxoeqG9A7tqNyuJEu22JNB08V7c9GUBaRBvBkIP9Fw+058EkEob9GWfiApf35pZkf/QCIlNWOWxMe+ehASIIRg8d2q39/6ZOXyHhzmTHaI4Hml07/Ms0936TwSkAEQEAAYkCPAQYAQoAJhYhBCG5XSLoGX1SmEugRXf1dLnTNovNBQJfrcnfAhsgBQkB4TOAAAoJEHf1dLnTNovNeDgP/iPnIr+Su5S6Y4d2/38W1X2SsnExlqJZfj/OZ/W3BWtZUBgL7FX2cdEyoXEePLdC03kvUbMIjX+I83L0PIlqF96NN0MAXMqA5vkdTfCXjobXLfqYZ0uVz2k70+2HiIfgbhejtZi4oOvyCr5aeZoIuDp7hadP9VlkO/AA9czCvviJwsrGNSeQkorvG1TmtENxQwpENf7tDTsUr9JkI5QbyM4Wf4/ynOcUgzpHgq+7lKzBqY7O3bahhm6tEPxpu7dGJjHZojIbyD5HCdzvo2WTExkIlTpBOetf3wwdLvlMeVbNSswD01sBxmSBpw1D1eCsQ8r0CsQMwLa28YyZQVqgr55yjILVJDHONn8SwiTslIEzHSCQg77icnIoIw1WTjRl0SVazhCN23VMBGdXxCi/sEtop83WtYmxwdQUO16P37ZlXJa9wX8nihAwlPSQsgx6887zGOWenSyJ7G2dZRdKAGdnfxzQaqyDZ/Eq5I0A/Q3Jb/Tqe1gBaAaYDiUdSxBX4vGDcTvxVicCOpeg6pHP49sUmhb6Ci6Y2d+JMipKY5fdI/XmxRePNV6h5TX2UBQB7XM4ddg+aD6iuxh9uVHYibkqLdKW+djrdNiHkuXCsUoYWns9KzPUvfLBJbRbneL3WLGtG4cr9fyYYNv+IwmV9fL8N4bit0Mq9rx04issmnju</PGPKeyPacket>
        <loext:PGPOwner>Panawat Wongklaew &lt;panawat_vista@hotmail.com&gt;</loext:PGPOwner>
      </PGPData>
    </KeyInfo>
    <Object>
      <SignatureProperties>
        <SignatureProperty Id="ID_0051001800f9006a00d100620046005a00a6008b002f002400e8006f009d001e" Target="#ID_00980050000600b500700099004b008a0088009700f200480009000a008a0014">
          <dc:date xmlns:dc="http://purl.org/dc/elements/1.1/">2021-03-01T20:26:20.767178790</dc:date>
        </SignatureProperty>
      </SignatureProperties>
    </Object>
    <Object xmlns:xd="http://uri.etsi.org/01903/v1.3.2#">
      <xd:QualifyingProperties Target="#ID_00980050000600b500700099004b008a0088009700f200480009000a008a0014">
        <xd:SignedProperties Id="idSignedProperties">
          <xd:SignedSignatureProperties>
            <xd:SigningTime>2021-03-01T20:26:20.767178790</xd:SigningTime>
            <xd:SigningCertificate>
              <xd:Cert>
                <xd:CertDigest>
                  <DigestMethod Algorithm="http://www.w3.org/2001/04/xmlenc#sha256"/>
                  <DigestValue>MjFCOTVEMjJFODE5N0Q1Mjk4NEJBMDQ1NzdGNTc0QjlEMzM2OEJDRA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